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skewX (0.0012217304763961) rotate (-2.15687788961459) translate (5.48064014322761cm 5.392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2:45.79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